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fb42" officeooo:paragraph-rsid="000bfb42"/>
    </style:style>
    <style:style style:name="P2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Basics of functions</text:p>
      <text:p text:style-name="Preformatted_20_Text"/>
      <text:p text:style-name="Preformatted_20_Text">1) Write a program with two functions: </text:p>
      <text:p text:style-name="Preformatted_20_Text"><text:s text:c="3"/>a. The first function should display diskspace usage in human readable form.</text:p>
      <text:p text:style-name="Preformatted_20_Text"><text:s text:c="6"/>(Hint: df -h)</text:p>
      <text:p text:style-name="Preformatted_20_Text"><text:s text:c="3"/>b. The second function should display filesystem usage in human readable form.</text:p>
      <text:p text:style-name="P2"><text:s text:c="6"/>(Hint: du -h)</text:p>
      <text:p text:style-name="Standard"/>
      <text:p text:style-name="Standard"/>
      <text:p text:style-name="Standard">god@god:~$ cd Desktop</text:p>
      <text:p text:style-name="Standard">god@god:~/Desktop$ gedit assignment4_8.sh &amp;</text:p>
      <text:p text:style-name="Standard">[1] 4558</text:p>
      <text:p text:style-name="Standard">god@god:~/Desktop$ chmod +x assignment4_8.sh</text:p>
      <text:p text:style-name="Standard">god@god:~/Desktop$ ./assignment4_8.sh</text:p>
      <text:p text:style-name="Standard">Displaying using functions </text:p>
      <text:p text:style-name="Standard">Disk space usage </text:p>
      <text:p text:style-name="Standard">Filesystem <text:s text:c="5"/>Size <text:s/>Used Avail Use% Mounted on</text:p>
      <text:p text:style-name="Standard">udev <text:s text:c="11"/>3.8G <text:s text:c="4"/>0 <text:s/>3.8G <text:s text:c="2"/>0% /dev</text:p>
      <text:p text:style-name="Standard">tmpfs <text:s text:c="10"/>783M <text:s/>1.9M <text:s/>781M <text:s text:c="2"/>1% /run</text:p>
      <text:p text:style-name="Standard">/dev/sda9 <text:s text:c="6"/>375G <text:s text:c="2"/>20G <text:s/>337G <text:s text:c="2"/>6% /</text:p>
      <text:p text:style-name="Standard">tmpfs <text:s text:c="10"/>3.9G <text:s text:c="4"/>0 <text:s/>3.9G <text:s text:c="2"/>0% /dev/shm</text:p>
      <text:p text:style-name="Standard">tmpfs <text:s text:c="10"/>5.0M <text:s/>4.0K <text:s/>5.0M <text:s text:c="2"/>1% /run/lock</text:p>
      <text:p text:style-name="Standard">tmpfs <text:s text:c="10"/>3.9G <text:s text:c="4"/>0 <text:s/>3.9G <text:s text:c="2"/>0% /sys/fs/cgroup</text:p>
      <text:p text:style-name="Standard">/dev/loop3 <text:s text:c="6"/>13M <text:s text:c="2"/>13M <text:s text:c="4"/>0 100% /snap/snap-store/959</text:p>
      <text:p text:style-name="Standard">/dev/loop1 <text:s text:c="5"/>219M <text:s/>219M <text:s text:c="4"/>0 100% /snap/gnome-3-34-1804/93</text:p>
      <text:p text:style-name="Standard">/dev/loop0 <text:s text:c="6"/>92M <text:s text:c="2"/>92M <text:s text:c="4"/>0 100% /snap/gtk-common-themes/1535</text:p>
      <text:p text:style-name="Standard">/dev/loop2 <text:s text:c="5"/>256M <text:s/>256M <text:s text:c="4"/>0 100% /snap/gnome-3-34-1804/36</text:p>
      <text:p text:style-name="Standard">/dev/loop4 <text:s text:c="6"/>50M <text:s text:c="2"/>50M <text:s text:c="4"/>0 100% /snap/snap-store/467</text:p>
      <text:p text:style-name="Standard">/dev/loop11 <text:s text:c="5"/>56M <text:s text:c="2"/>56M <text:s text:c="4"/>0 100% /snap/core18/2721</text:p>
      <text:p text:style-name="Standard">/dev/loop6 <text:s text:c="6"/>74M <text:s text:c="2"/>74M <text:s text:c="4"/>0 100% /snap/core22/864</text:p>
      <text:p text:style-name="Standard">/dev/loop8 <text:s text:c="6"/>63M <text:s text:c="2"/>63M <text:s text:c="4"/>0 100% /snap/gtk-common-themes/1506</text:p>
      <text:p text:style-name="Standard">/dev/loop9 <text:s text:c="5"/>321M <text:s/>321M <text:s text:c="4"/>0 100% /snap/vlc/3078</text:p>
      <text:p text:style-name="Standard">/dev/loop5 <text:s text:c="5"/>128K <text:s/>128K <text:s text:c="4"/>0 100% /snap/bare/5</text:p>
      <text:p text:style-name="Standard">/dev/loop7 <text:s text:c="6"/>41M <text:s text:c="2"/>41M <text:s text:c="4"/>0 100% /snap/snapd/20092</text:p>
      <text:p text:style-name="Standard">/dev/loop10 <text:s text:c="5"/>56M <text:s text:c="2"/>56M <text:s text:c="4"/>0 100% /snap/core18/2790</text:p>
      <text:p text:style-name="Standard">tmpfs <text:s text:c="10"/>783M <text:s text:c="2"/>40K <text:s/>783M <text:s text:c="2"/>1% /run/user/1000</text:p>
      <text:p text:style-name="Standard">Filesystem usage </text:p>
      <text:p text:style-name="Standard">74M<text:tab/>./My directory/Week-4</text:p>
      <text:p text:style-name="Standard">73M<text:tab/>./My directory/Week-3</text:p>
      <text:p text:style-name="Standard">147M<text:tab/>./My directory</text:p>
      <text:p text:style-name="Standard">147M<text:tab/>.</text:p>
      <text:p text:style-name="Standard">god@god:~/Desktop$ </text:p>
      <text:p text:style-name="Standard"/>
      <text:p text:style-name="Standard"/>
      <text:p text:style-name="Standard"/>
      <text:p text:style-name="P1">CONTENTS IN THE FILE “assignment4_8.sh”</text:p>
      <text:p text:style-name="P1"/>
      <text:p text:style-name="P1">#!/usr/bin/env bash</text:p>
      <text:p text:style-name="P1"/>
      <text:p text:style-name="P1">diskspc()</text:p>
      <text:p text:style-name="P1">{</text:p>
      <text:p text:style-name="P1">echo -e "Disk space usage " ; df -h</text:p>
      <text:p text:style-name="P1"><text:soft-page-break/>}</text:p>
      <text:p text:style-name="P1">filesys()</text:p>
      <text:p text:style-name="P1">{</text:p>
      <text:p text:style-name="P1">echo -e "Filesystem usage " ; du -h</text:p>
      <text:p text:style-name="P1">}</text:p>
      <text:p text:style-name="P1"/>
      <text:p text:style-name="P1">echo "Displaying using functions "</text:p>
      <text:p text:style-name="P1">diskspc</text:p>
      <text:p text:style-name="P1">filesy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17:03:19.507546262</meta:creation-date>
    <dc:date>2023-10-05T20:14:02.459620916</dc:date>
    <meta:editing-duration>PT1M1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52" meta:word-count="233" meta:character-count="1823" meta:non-whitespace-character-count="1373"/>
  </office:meta>
</office:document-meta>
</file>